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361" officeooo:paragraph-rsid="0007a361"/>
    </style:style>
    <style:style style:name="P2" style:family="paragraph" style:parent-style-name="Standard">
      <style:text-properties officeooo:rsid="0007a361" officeooo:paragraph-rsid="000a4b88"/>
    </style:style>
    <style:style style:name="P3" style:family="paragraph" style:parent-style-name="Standard">
      <style:text-properties officeooo:rsid="000a4b88" officeooo:paragraph-rsid="000a4b88"/>
    </style:style>
    <style:style style:name="P4" style:family="paragraph" style:parent-style-name="Standard">
      <style:text-properties officeooo:rsid="000b2302" officeooo:paragraph-rsid="000b2302"/>
    </style:style>
    <style:style style:name="T1" style:family="text">
      <style:text-properties officeooo:rsid="00099d5e"/>
    </style:style>
    <style:style style:name="T2" style:family="text">
      <style:text-properties officeooo:rsid="000a4b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séance 6 Ombéline :</text:p>
      <text:p text:style-name="P1"/>
      <text:p text:style-name="P2">J’ai programmé le module RTC tiny ds1307 i2c et <text:span text:style-name="T1">j’ai </text:span>installé la librairie RTClib. Ensuite, j’ai compris comment récupérer l’heure de l’ordinateur avec la librairie et <text:span text:style-name="T1">comment </text:span>la stocker dans le module. A partir de là, j’ai donc essayé de coder un programme qui <text:span text:style-name="T1">afficherais les heures et les minutes à l’heure courante. Cependant, j’ai rencontré des difficultés. Tout d’abord, j’ai essayé d’afficher l’heure sur le moniteur série et d’ensuite exécuter la fonction « Nombre » pour afficher des nombres sur la face de LED, l’heure défile sur le moniteur série indéfiniment mais les LED ne s’affichent jamais. </text:span></text:p>
      <text:p text:style-name="P2"><text:span text:style-name="T2">Cependant, lorsque j’affiche seulement l’heure dans le moniteur série ça fonctionne et lorsque j’exécute la fonction « nombre » seule ça fonctionne.</text:span></text:p>
      <text:p text:style-name="P2"/>
      <text:p text:style-name="P3">J’ai aussi essayé d’exécuter la fonction  « Nombre » en mettant en commentaire toutes les lignes de code concernant le module RTC et il semble que le problème vienne de la ligne suivante :</text:p>
      <text:p text:style-name="P3"/>
      <text:p text:style-name="P4">DateTime now = RTC.now(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9:07:09.102905589</meta:creation-date>
    <dc:date>2019-03-03T14:55:56.971592070</dc:date>
    <meta:editing-duration>P1DT18H1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65" meta:character-count="999" meta:non-whitespace-character-count="837"/>
  </office:meta>
</office:document-meta>
</file>